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1.834cm" fo:min-width="1.35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06cm" fo:min-width="1.30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03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2cm" svg:height="2.25cm" svg:x="2.25cm" svg:y="2.25cm">
          <text:p text:style-name="P1"><text:span text:style-name="T1">User</text:span></text:p>
          <text:p text:style-name="P1"><text:span text:style-name="T1"/></text:p>
          <text:p text:style-name="P1"><text:span text:style-name="T1">id</text:span></text:p>
          <text:p text:style-name="P1"><text:span text:style-name="T1">name</text:span></text:p>
          <text:p text:style-name="P1"><text:span text:style-name="T1">phone</text:span></text:p>
          <text:p text:style-name="P1"><text:span text:style-name="T1">password</text:span></text:p>
          <text:p text:style-name="P1"><text:span text:style-name="T1"/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draw:layer="layout" svg:width="2cm" svg:height="2.25cm" svg:x="5cm" svg:y="2.25cm">
          <text:p text:style-name="P1"><text:span text:style-name="T1">Teacher</text:span></text:p>
          <text:p text:style-name="P1"><text:span text:style-name="T1"/></text:p>
          <text:p text:style-name="P1"><text:span text:style-name="T1">id</text:span></text:p>
          <text:p text:style-name="P1"><text:span text:style-name="T1">name</text:span></text:p>
          <text:p text:style-name="P1"><text:span text:style-name="T1">sex</text:span></text:p>
          <text:p text:style-name="P3"><text:span text:style-name="T1">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cm" svg:height="2.25cm" svg:x="7.75cm" svg:y="2.25cm">
          <text:p text:style-name="P1"><text:span text:style-name="T1">Student</text:span></text:p>
          <text:p text:style-name="P1"><text:span text:style-name="T1"/></text:p>
          <text:p text:style-name="P1"><text:span text:style-name="T1">id</text:span></text:p>
          <text:p text:style-name="P1"><text:span text:style-name="T1">name</text:span></text:p>
          <text:p text:style-name="P1"><text:span text:style-name="T1">sex</text:span></text:p>
          <text:p text:style-name="P1"><text:span text:style-name="T1">sno</text:span></text:p>
          <text:p text:style-name="P1"><text:span text:style-name="T1">clazz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cm" svg:height="2.25cm" svg:x="2.25cm" svg:y="5cm">
          <text:p text:style-name="P1"><text:span text:style-name="T1">System</text:span></text:p>
          <text:p text:style-name="P1"><text:span text:style-name="T1"/></text:p>
          <text:p text:style-name="P1"><text:span text:style-name="T1">id</text:span></text:p>
          <text:p text:style-name="P1"><text:span text:style-name="T1">key</text:span></text:p>
          <text:p text:style-name="P1"><text:span text:style-name="T1">value</text:span></text:p>
          <text:p text:style-name="P1"><text:span text:style-name="T1"/></text:p>
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2.75cm" svg:height="2.25cm" svg:x="5cm" svg:y="5cm">
          <text:p text:style-name="P3"><text:span text:style-name="T1">Clazz</text:span></text:p>
          <text:p text:style-name="P1"><text:span text:style-name="T1"/></text:p>
          <text:p text:style-name="P1"><text:span text:style-name="T1">id</text:span></text:p>
          <text:p text:style-name="P1"><text:span text:style-name="T1">name</text:span></text:p>
          <text:p text:style-name="P1"><text:span text:style-name="T1">entrance_data</text:span></text:p>
          <text:p text:style-name="P1"><text:span text:style-name="T1">length</text:span></text:p>
          <text:p text:style-name="P1"><text:span text:style-name="T1">number_of_stud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cm" svg:height="2.25cm" svg:x="8.25cm" svg:y="5cm">
          <text:p text:style-name="P1"><text:span text:style-name="T1">Term</text:span></text:p>
          <text:p text:style-name="P1"><text:span text:style-name="T1"/></text:p>
          <text:p text:style-name="P1"><text:span text:style-name="T1">id</text:span></text:p>
          <text:p text:style-name="P1"><text:span text:style-name="T1">name</text:span></text:p>
          <text:p text:style-name="P1"><text:span text:style-name="T1">start_data</text:span></text:p>
          <text:p text:style-name="P1"><text:span text:style-name="T1">end_data</text:span></text:p>
          <text:p text:style-name="P1"><text:span text:style-name="T1">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cm" svg:height="2.25cm" svg:x="2.25cm" svg:y="7.75cm">
          <text:p text:style-name="P1"><text:span text:style-name="T1">Room</text:span></text:p>
          <text:p text:style-name="P1"><text:span text:style-name="T1"/></text:p>
          <text:p text:style-name="P1"><text:span text:style-name="T1">id</text:span></text:p>
          <text:p text:style-name="P1"><text:span text:style-name="T1">name</text:span></text:p>
          <text:p text:style-name="P1"><text:span text:style-name="T1">capac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cm" svg:height="2.25cm" svg:x="5cm" svg:y="7.75cm">
          <text:p text:style-name="P1"><text:span text:style-name="T1">Course</text:span></text:p>
          <text:p text:style-name="P1"><text:span text:style-name="T1"/></text:p>
          <text:p text:style-name="P1"><text:span text:style-name="T1">id</text:span></text:p>
          <text:p text:style-name="P1"><text:span text:style-name="T1">name</text:span></text:p>
          <text:p text:style-name="P1"><text:span text:style-name="T1">ho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cm" svg:height="2.25cm" svg:x="7.5cm" svg:y="7.75cm">
          <text:p text:style-name="P1"><text:span text:style-name="T1">Schedule</text:span></text:p>
          <text:p text:style-name="P1"><text:span text:style-name="T1"/></text:p>
          <text:p text:style-name="P1"><text:span text:style-name="T1">id</text:span></text:p>
          <text:p text:style-name="P1"><text:span text:style-name="T1">course_id</text:span></text:p>
          <text:p text:style-name="P1"><text:span text:style-name="T1">term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2cm" svg:height="2.25cm" svg:x="9.75cm" svg:y="7.75cm">
          <text:p text:style-name="P1"><text:span text:style-name="T1">Dispatch</text:span></text:p>
          <text:p text:style-name="P1"><text:span text:style-name="T1"/></text:p>
          <text:p text:style-name="P1"><text:span text:style-name="T1">id</text:span></text:p>
          <text:p text:style-name="P1"><text:span text:style-name="T1">week</text:span></text:p>
          <text:p text:style-name="P1"><text:span text:style-name="T1">day</text:span></text:p>
          <text:p text:style-name="P1"><text:span text:style-name="T1">lesson</text:span></text:p>
          <text:p text:style-name="P1"><text:span text:style-name="T1">schedule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线条箭头_20_1" draw:display-name="线条箭头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9T19:31:04.176640137</meta:creation-date>
    <dc:date>2022-12-09T20:49:34.869364930</dc:date>
    <meta:editing-duration>PT7M29S</meta:editing-duration>
    <meta:editing-cycles>1</meta:editing-cycles>
    <meta:document-statistic meta:object-count="10"/>
    <meta:generator>LibreOffice/7.3.6.2$Linux_X86_64 LibreOffice_project/30$Build-2</meta:generator>
  </office:meta>
</office:document-meta>
</file>